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Naskh Arabic" svg:font-family="'Noto Naskh Arabic'"/>
    <style:font-face style:name="A Jannat LT" svg:font-family="'A Jannat LT'" style:font-adornments="Regular" style:font-pitch="variable"/>
    <style:font-face style:name="Akhbar MT" svg:font-family="'Akhbar MT'" style:font-pitch="variable"/>
    <style:font-face style:name="ar_kifk_photoshop2" svg:font-family="ar_kifk_photoshop" style:font-pitch="variable"/>
    <style:font-face style:name="ar_kifk_photoshop1" svg:font-family="ar_kifk_photoshop" style:font-adornments="Bold" style:font-pitch="variable"/>
    <style:font-face style:name="ar_kifk_photoshop" svg:font-family="ar_kifk_photoshop" style:font-adornments="Regular" style:font-pitch="variable"/>
    <style:font-face style:name="ar_kifk_photoshop_bold" svg:font-family="ar_kifk_photoshop_bold" style:font-adornments="Bold" style:font-pitch="variable"/>
    <style:font-face style:name="HSN Shahd Regular" svg:font-family="'HSN Shahd Regular'" style:font-adornments="Regular" style:font-family-generic="roman" style:font-pitch="variable"/>
    <style:font-face style:name="Simplified Arabic" svg:font-family="'Simplified Arabic'" style:font-adornments="Regular" style:font-family-generic="roman" style:font-pitch="variable"/>
    <style:font-face style:name="Times New Roman" svg:font-family="'Times New Roman'" style:font-family-generic="roman" style:font-pitch="variable"/>
    <style:font-face style:name="Traditional Arabic" svg:font-family="'Traditional Arabic'" style:font-adornments="Regular" style:font-family-generic="roman" style:font-pitch="variable"/>
    <style:font-face style:name="Arial" svg:font-family="Arial" style:font-family-generic="swiss" style:font-pitch="variable"/>
    <style:font-face style:name="Noto Kufi Arabic" svg:font-family="'Noto Kufi Arabic'" style:font-family-generic="swiss" style:font-pitch="variable"/>
    <style:font-face style:name="Noto Naskh Arabic UI" svg:font-family="'Noto Naskh Arabic UI'" style:font-adornments="Regular"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fo:padding="0in" fo:border-left="none" fo:border-right="none" fo:border-top="none" fo:border-bottom="0.0008in solid #000000" style:shadow="none" style:writing-mode="rl-tb">
        <style:tab-stops>
          <style:tab-stop style:position="6.6929in" style:type="right"/>
        </style:tab-stops>
      </style:paragraph-properties>
      <style:text-properties fo:font-size="16pt" style:font-size-asian="16pt" style:font-size-complex="16pt"/>
    </style:style>
    <style:style style:name="P2" style:family="paragraph" style:parent-style-name="Standard">
      <style:paragraph-properties fo:text-align="end" style:justify-single-word="false" style:writing-mode="rl-tb"/>
      <style:text-properties style:language-complex="ar" style:country-complex="SA"/>
    </style:style>
    <style:style style:name="P3" style:family="paragraph" style:parent-style-name="Text_20_body">
      <style:paragraph-properties fo:text-align="end" style:justify-single-word="false" style:writing-mode="rl-tb"/>
      <style:text-properties style:language-complex="ar" style:country-complex="SA"/>
    </style:style>
    <style:style style:name="P4" style:family="paragraph" style:parent-style-name="Standard">
      <style:paragraph-properties fo:text-align="center" style:justify-single-word="false" style:shadow="none" style:writing-mode="rl-tb"/>
      <style:text-properties fo:font-size="23pt" fo:font-weight="bold" style:font-size-asian="23pt" style:font-weight-asian="bold" style:font-name-complex="Noto Kufi Arabic" style:font-size-complex="23pt" style:font-weight-complex="bold"/>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3">
      <style:paragraph-properties>
        <style:tab-stops>
          <style:tab-stop style:position="6.3in" style:type="right" style:leader-style="dotted" style:leader-text="."/>
        </style:tab-stops>
      </style:paragraph-properties>
    </style:style>
    <style:style style:name="P7" style:family="paragraph" style:parent-style-name="Contents_20_1">
      <style:paragraph-properties>
        <style:tab-stops>
          <style:tab-stop style:position="6.6929in" style:type="right" style:leader-style="dotted" style:leader-text="."/>
        </style:tab-stops>
      </style:paragraph-properties>
    </style:style>
    <style:style style:name="P8" style:family="paragraph" style:parent-style-name="Text_20_body">
      <style:text-properties style:language-complex="ar" style:country-complex="SA"/>
    </style:style>
    <style:style style:name="P9" style:family="paragraph" style:parent-style-name="Standard">
      <style:text-properties style:language-complex="ar" style:country-complex="SA"/>
    </style:style>
    <style:style style:name="P10" style:family="paragraph" style:parent-style-name="Footnote">
      <style:text-properties style:language-complex="ar" style:country-complex="SA"/>
    </style:style>
    <style:style style:name="P11" style:family="paragraph" style:parent-style-name="Standard">
      <style:paragraph-properties fo:text-align="center" style:justify-single-word="false" style:writing-mode="rl-tb"/>
      <style:text-properties fo:font-size="23pt" fo:font-weight="normal" style:font-size-asian="23pt" style:font-weight-asian="normal" style:font-name-complex="ar_kifk_photoshop2" style:font-size-complex="23pt" style:font-weight-complex="normal"/>
    </style:style>
    <style:style style:name="P12" style:family="paragraph" style:parent-style-name="Heading_20_2">
      <style:paragraph-properties fo:text-align="end" style:justify-single-word="false"/>
    </style:style>
    <style:style style:name="P13" style:family="paragraph" style:parent-style-name="Heading_20_2">
      <style:text-properties style:language-complex="ar" style:country-complex="SA"/>
    </style:style>
    <style:style style:name="P14" style:family="paragraph" style:parent-style-name="Heading_20_1">
      <style:text-properties fo:color="#ffffff"/>
    </style:style>
    <style:style style:name="P15" style:family="paragraph" style:parent-style-name="Heading_20_1">
      <style:text-properties fo:color="#ffffff" style:language-complex="ar" style:country-complex="SA"/>
    </style:style>
    <style:style style:name="P16" style:family="paragraph" style:parent-style-name="Heading_20_3">
      <style:text-properties style:language-complex="ar" style:country-complex="SA"/>
    </style:style>
    <style:style style:name="T1" style:family="text">
      <style:text-properties style:language-complex="ar" style:country-complex="S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3" svg:width="4.7134in" draw:z-index="0">
        <draw:text-box fo:min-height="0.6335in">
          <text:p text:style-name="P11">دروس القاعدة النورانية</text:p>
        </draw:text-box>
      </draw:frame>
      <draw:frame draw:style-name="fr1" draw:name="Frame2" text:anchor-type="page" text:anchor-page-number="22" svg:width="2.211in" draw:z-index="1">
        <draw:text-box fo:min-height="0.2945in">
          <text:p text:style-name="P4">الملحقات</text:p>
        </draw:text-box>
      </draw:frame>
      <text:h text:style-name="P12" text:outline-level="2">أهداف الدورة</text:h>
      <text:h text:style-name="Heading_20_3" text:outline-level="3">الأهداف المعرفية</text:h>
      <text:p text:style-name="P2"/>
      <text:h text:style-name="Heading_20_3" text:outline-level="3">الأهداف الوجدانية</text:h>
      <text:p text:style-name="P2"/>
      <text:h text:style-name="Heading_20_3" text:outline-level="3">الأهداف المهاري<text:span text:style-name="T1">ة</text:span></text:h>
      <text:h text:style-name="P16" text:outline-level="3">الحوافز</text:h>
      <text:p text:style-name="P8"/>
      <text:p text:style-name="P3"/>
      <text:h text:style-name="Heading_20_2" text:outline-level="2">المقدمة</text:h>
      <text:h text:style-name="Heading_20_3" text:outline-level="3">التمهيد</text:h>
      <text:p text:style-name="Standard"><text:span text:style-name="T3">الحمد لله الذي</text:span> جعل الحروف مخارج وصفات، وجعل للنطق بها مدوداً وحركات، وأسلّم على أفصح الخلق وأصلي عليه أتمّ الصلوات، نبينا محمد وعلى آله وصحب<text:span text:style-name="T1">ه</text:span></text:p>
      <text:p text:style-name="P9">أما بعد:</text:p>
      <text:p text:style-name="P9">فما بين يديك عزيزي القارئ المادة العلمية لدورة تدريس النورانية للحلقات، بالإضافة إلى أسئلة وتمرينات على تلك المعلومات على نسق الاختبار النهائي للدورة، وفي نهاية هذا المذَكّرة ملحقات فيها فوائد ضرورية لمن أراد تدريس النورانية.</text:p>
      <text:h text:style-name="Heading_20_3" text:outline-level="3">التعريف بالقاعدة النورانية</text:h>
      <text:p text:style-name="Standard">القاعدة النورانية غلاف لطيف، محتواه المقاطع الصوتية للغة <text:span text:style-name="T1">العربيّة،</text:span> متبوعةً بكلمات مختارة من القرآن الكريم<text:span text:style-name="T1">؛</text:span> كتدريبات على <text:span text:style-name="T1">ال</text:span>نطق بتلك المقاطع. مع تسلسل <text:span text:style-name="T1">منطقي عجيب، يرقّي الطالب شيئاً فشيئاً حتى يصل من عدم معرفة الحروف إلى قراءة القرآن من المصحف بالتجويد وبدون أخطاء.</text:span></text:p>
      <text:h text:style-name="Heading_20_3" text:outline-level="3">مصطلحات ضرورية</text:h>
      <text:p text:style-name="P2">قبل الشروع بشرح القاعدة النورانية هناك بعض المصطلحات التي لها مدلولات خاصة عند الكلام عن القاعدة النورانية، وهذه أربع مصطلحات:</text:p>
      <text:h text:style-name="Heading_20_4" text:outline-level="4">المصطلح الأول: المقطع</text:h>
      <text:p text:style-name="P2"/>
      <text:h text:style-name="Heading_20_4" text:outline-level="4">المصطلح الثاني: مربّع</text:h>
      <text:p text:style-name="P2"/>
      <text:h text:style-name="Heading_20_4" text:outline-level="4"><text:soft-page-break/>المصطلح الثالث: التهجّ<text:span text:style-name="T1">ي</text:span><text:span text:style-name="T1"><text:note text:id="ftn1" text:note-class="footnote"><text:note-citation>1</text:note-citation><text:note-body><text:p text:style-name="P10">أو سمّيها </text:p></text:note-body></text:note></text:span></text:h>
      <text:p text:style-name="P2"/>
      <text:h text:style-name="Heading_20_4" text:outline-level="4">المصطلح الرابع: الجمع</text:h>
      <text:p text:style-name="P2"/>
      <text:h text:style-name="Heading_20_4" text:outline-level="4">المصطلح الخامس: المجموعة</text:h>
      <text:p text:style-name="P2"/>
      <text:h text:style-name="P15" text:outline-level="1">دروس القاعدة النورانية</text:h>
      <text:h text:style-name="P13" text:outline-level="2">الدرس الأوّل: حروف الهجاء المفردة</text:h>
      <text:p text:style-name="P2"/>
      <text:h text:style-name="Heading_20_2" text:outline-level="2">الدرس الثاني: حروف الهجاء المركبة</text:h>
      <text:p text:style-name="P2"/>
      <text:h text:style-name="Heading_20_2" text:outline-level="2">الدرس الثالث: الحروف المقطعة</text:h>
      <text:p text:style-name="P2"/>
      <text:h text:style-name="Heading_20_2" text:outline-level="2">الدرس الرابع: الحروف المتحركة</text:h>
      <text:p text:style-name="P2"/>
      <text:h text:style-name="Heading_20_2" text:outline-level="2">الدرس الخامس: الحروف المنونة</text:h>
      <text:p text:style-name="P2"/>
      <text:h text:style-name="Heading_20_2" text:outline-level="2">الدرس السادس: تدريبات على الحركات والتنوين</text:h>
      <text:p text:style-name="P2"/>
      <text:h text:style-name="Heading_20_2" text:outline-level="2">الدرس السابع: حروف المد الصغيرة</text:h>
      <text:p text:style-name="P2"/>
      <text:h text:style-name="Heading_20_2" text:outline-level="2">الدرس الثامن: حروف المد واللين</text:h>
      <text:p text:style-name="P2"/>
      <text:h text:style-name="Heading_20_2" text:outline-level="2">الدرس التاسع: تدريبات <text:span text:style-name="T1">على المد واللين</text:span></text:h>
      <text:p text:style-name="P2"/>
      <text:h text:style-name="Heading_20_2" text:outline-level="2">الدرس العاشر: السكون</text:h>
      <text:p text:style-name="P2"/>
      <text:h text:style-name="Heading_20_2" text:outline-level="2">الدرس الحادي عشر: تدريبات على السكون</text:h>
      <text:p text:style-name="P2"/>
      <text:h text:style-name="Heading_20_2" text:outline-level="2">الدرس الثاني عشر: الشدّة</text:h>
      <text:p text:style-name="P2"/>
      <text:h text:style-name="Heading_20_2" text:outline-level="2">الدرس الثالث عشر: تدريبات على الشدّة</text:h>
      <text:p text:style-name="P2"/>
      <text:h text:style-name="Heading_20_2" text:outline-level="2">الدرس الرابع عشر: تدريبات على الشدّة والسكون</text:h>
      <text:p text:style-name="P2"/>
      <text:h text:style-name="Heading_20_2" text:outline-level="2">الدرس الخامس عشر: الشدّتين في كلمة</text:h>
      <text:p text:style-name="P2"/>
      <text:h text:style-name="Heading_20_2" text:outline-level="2">الدرس السادس عشر: الشدّة والسكون مع المد</text:h>
      <text:p text:style-name="P2"/>
      <text:h text:style-name="Heading_20_2" text:outline-level="2">الدرس الأخير: تدريبات على ما سبق</text:h>
      <text:p text:style-name="P2"/>
      <text:h text:style-name="Heading_20_2" text:outline-level="2">الخاتمة</text:h>
      <text:p text:style-name="P2"/>
      <text:h text:style-name="P14" text:outline-level="1">الملحقات</text:h>
      <text:p text:style-name="P2"/>
      <text:h text:style-name="Heading_20_2" text:outline-level="2">تتمة القاعدة النورانية</text:h>
      <text:p text:style-name="P2"/>
      <text:h text:style-name="Heading_20_2" text:outline-level="2">علاج النطق عند الأطفال</text:h>
      <text:p text:style-name="P2"/>
      <text:h text:style-name="Heading_20_2" text:outline-level="2">مخارج الحروف والصفات</text:h>
      <text:p text:style-name="P2"/>
      <text:h text:style-name="Heading_20_2" text:outline-level="2">أحكام النون الساكنة والتنوين</text:h>
      <text:p text:style-name="P2"/>
      <text:h text:style-name="Heading_20_2" text:outline-level="2">نموذج اختبار المستوى</text:h>
      <text:p text:style-name="P2"/>
      <text:h text:style-name="Heading_20_2" text:outline-level="2">نموذج الاختبار النهائي</text:h>
      <text:p text:style-name="P2"/>
      <text:h text:style-name="Heading_20_2" text:outline-level="2">نموذج من شهادة الحضور</text:h>
      <text:p text:style-name="P2"/>
      <text:h text:style-name="Heading_20_2" text:outline-level="2">نموذج من شهادة التوصية</text:h>
      <text:p text:style-name="P2"/>
      <text:h text:style-name="Heading_20_2" text:outline-level="2">المصادر</text:h>
      <text:h text:style-name="Heading_20_2" text:outline-level="2">الفهرس</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أهداف الدورة<text:tab/>1</text:p>
          <text:p text:style-name="P6">الأهداف المعرفية<text:tab/>1</text:p>
          <text:p text:style-name="P6">الأهداف الوجدانية<text:tab/>1</text:p>
          <text:p text:style-name="P6">الأهداف المهارية<text:tab/>1</text:p>
          <text:p text:style-name="P5">المقدمة<text:tab/>2</text:p>
          <text:p text:style-name="P6">التمهيد<text:tab/>2</text:p>
          <text:p text:style-name="P6">التعريف بالقاعدة النورانية<text:tab/>2</text:p>
          <text:p text:style-name="P6">مصطلحات ضرورية<text:tab/>2</text:p>
          <text:p text:style-name="P7">دروس القاعدة النورانية<text:tab/>3</text:p>
          <text:p text:style-name="P5">الدرس الأوّل: حروف الهجاء المفردة<text:tab/>4</text:p>
          <text:p text:style-name="P5">الدرس الثاني: حروف الهجاء المركبة<text:tab/>5</text:p>
          <text:p text:style-name="P5">الدرس الثالث: الحروف المقطعة<text:tab/>6</text:p>
          <text:p text:style-name="P5">الدرس الرابع: الحروف المتحركة<text:tab/>7</text:p>
          <text:p text:style-name="P5">الدرس الخامس: الحروف المنونة<text:tab/>8</text:p>
          <text:p text:style-name="P5">الدرس السادس: تدريبات على الحركات والتنوين<text:tab/>9</text:p>
          <text:p text:style-name="P5"><text:soft-page-break/>الدرس السابع: حروف المد الصغيرة<text:tab/>10</text:p>
          <text:p text:style-name="P5">الدرس الثامن: حروف المد واللين<text:tab/>11</text:p>
          <text:p text:style-name="P5">الدرس التاسع: تدريبات على المد واللين<text:tab/>12</text:p>
          <text:p text:style-name="P5">الدرس العاشر: السكون<text:tab/>13</text:p>
          <text:p text:style-name="P5">الدرس الحادي عشر: تدريبات على السكون<text:tab/>14</text:p>
          <text:p text:style-name="P5">الدرس الثاني عشر: الشدّة<text:tab/>15</text:p>
          <text:p text:style-name="P5">الدرس الثالث عشر: تدريبات على الشدّة<text:tab/>16</text:p>
          <text:p text:style-name="P5">الدرس الرابع عشر: تدريبات على الشدّة والسكون<text:tab/>17</text:p>
          <text:p text:style-name="P5">الدرس الخامس عشر: الشدّتين في كلمة<text:tab/>18</text:p>
          <text:p text:style-name="P5">الدرس السادس عشر: الشدّة والسكون مع المد<text:tab/>19</text:p>
          <text:p text:style-name="P5">الدرس الأخير: تدريبات على ما سبق<text:tab/>20</text:p>
          <text:p text:style-name="P5">الخاتمة<text:tab/>21</text:p>
          <text:p text:style-name="P7">الملحقات<text:tab/>22</text:p>
          <text:p text:style-name="P5">تتمة القاعدة النورانية<text:tab/>23</text:p>
          <text:p text:style-name="P5">علاج النطق عند الأطفال<text:tab/>24</text:p>
          <text:p text:style-name="P5">مخارج الحروف والصفات<text:tab/>25</text:p>
          <text:p text:style-name="P5">أحكام النون الساكنة والتنوين<text:tab/>26</text:p>
          <text:p text:style-name="P5"><text:soft-page-break/>نموذج اختبار المستوى<text:tab/>27</text:p>
          <text:p text:style-name="P5">نموذج الاختبار النهائي<text:tab/>28</text:p>
          <text:p text:style-name="P5">نموذج من شهادة الحضور<text:tab/>29</text:p>
          <text:p text:style-name="P5">نموذج من شهادة التوصية<text:tab/>30</text:p>
          <text:p text:style-name="P5">المصادر<text:tab/>31</text:p>
          <text:p text:style-name="P5">الفهرس<text:tab/>32</text:p>
        </text:index-body>
      </text:table-of-conten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Naskh Arabic" svg:font-family="'Noto Naskh Arabic'"/>
    <style:font-face style:name="A Jannat LT" svg:font-family="'A Jannat LT'" style:font-adornments="Regular" style:font-pitch="variable"/>
    <style:font-face style:name="Akhbar MT" svg:font-family="'Akhbar MT'" style:font-pitch="variable"/>
    <style:font-face style:name="ar_kifk_photoshop2" svg:font-family="ar_kifk_photoshop" style:font-pitch="variable"/>
    <style:font-face style:name="ar_kifk_photoshop1" svg:font-family="ar_kifk_photoshop" style:font-adornments="Bold" style:font-pitch="variable"/>
    <style:font-face style:name="ar_kifk_photoshop" svg:font-family="ar_kifk_photoshop" style:font-adornments="Regular" style:font-pitch="variable"/>
    <style:font-face style:name="ar_kifk_photoshop_bold" svg:font-family="ar_kifk_photoshop_bold" style:font-adornments="Bold" style:font-pitch="variable"/>
    <style:font-face style:name="HSN Shahd Regular" svg:font-family="'HSN Shahd Regular'" style:font-adornments="Regular" style:font-family-generic="roman" style:font-pitch="variable"/>
    <style:font-face style:name="Simplified Arabic" svg:font-family="'Simplified Arabic'" style:font-adornments="Regular" style:font-family-generic="roman" style:font-pitch="variable"/>
    <style:font-face style:name="Times New Roman" svg:font-family="'Times New Roman'" style:font-family-generic="roman" style:font-pitch="variable"/>
    <style:font-face style:name="Traditional Arabic" svg:font-family="'Traditional Arabic'" style:font-adornments="Regular" style:font-family-generic="roman" style:font-pitch="variable"/>
    <style:font-face style:name="Arial" svg:font-family="Arial" style:font-family-generic="swiss" style:font-pitch="variable"/>
    <style:font-face style:name="Noto Kufi Arabic" svg:font-family="'Noto Kufi Arabic'" style:font-family-generic="swiss" style:font-pitch="variable"/>
    <style:font-face style:name="Noto Naskh Arabic UI" svg:font-family="'Noto Naskh Arabic UI'" style:font-adornments="Regular" style:font-family-generic="swiss"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8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Noto Naskh Arabic" style:font-size-complex="18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rl-tb"/>
      <style:text-properties style:font-name-complex="HSN Shahd Regular"/>
    </style:style>
    <style:style style:name="Heading" style:family="paragraph" style:parent-style-name="Standard" style:next-style-name="Standard" style:class="text">
      <style:paragraph-properties fo:margin-top="0.1665in" fo:margin-bottom="0.0835in" fo:keep-with-next="always"/>
      <style:text-properties style:font-name="Arial" fo:font-size="14pt" style:font-name-asian="Microsoft YaHei" style:font-size-asian="14pt" style:font-name-complex="ar_kifk_photoshop" style:font-size-complex="20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Noto Naskh Arabic" style:font-size-complex="16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oto Naskh Arabic" style:font-size-complex="16pt" style:font-style-complex="italic"/>
    </style:style>
    <style:style style:name="Index" style:family="paragraph" style:parent-style-name="Standard" style:class="index">
      <style:paragraph-properties text:number-lines="false" text:line-number="0"/>
      <style:text-properties style:font-name-complex="Noto Naskh Arabic" style:font-size-complex="16pt"/>
    </style:style>
    <style:style style:name="Heading_20_1" style:display-name="Heading 1" style:family="paragraph" style:parent-style-name="Heading" style:next-style-name="Text_20_body" style:default-outline-level="1" style:class="text" style:master-page-name="First_20_Page">
      <style:paragraph-properties fo:text-align="center" style:justify-single-word="false" style:page-number="auto" fo:break-before="page" style:writing-mode="rl-tb"/>
      <style:text-properties fo:font-size="115%" fo:font-weight="bold" style:font-size-asian="115%" style:font-weight-asian="bold" style:font-name-complex="ar_kifk_photoshop_bold" style:font-size-complex="115%" style:language-complex="ar" style:country-complex="SA" style:font-weight-complex="bold"/>
    </style:style>
    <style:style style:name="Heading_20_2" style:display-name="Heading 2" style:family="paragraph" style:parent-style-name="Heading" style:next-style-name="Standard" style:default-outline-level="2" style:class="text" style:master-page-name="">
      <style:paragraph-properties fo:text-align="end" style:justify-single-word="false" style:page-number="auto" fo:break-before="page" style:writing-mode="rl-tb"/>
      <style:text-properties fo:font-size="14pt" fo:font-style="italic" fo:font-weight="bold" style:font-size-asian="14pt" style:font-style-asian="italic" style:font-weight-asian="bold" style:font-name-complex="ar_kifk_photoshop1" style:font-size-complex="22pt" style:font-style-complex="normal" style:font-weight-complex="bold"/>
    </style:style>
    <style:style style:name="Heading_20_3" style:display-name="Heading 3" style:family="paragraph" style:parent-style-name="Heading" style:next-style-name="Text_20_body" style:default-outline-level="3" style:class="text">
      <style:paragraph-properties fo:text-align="end" style:justify-single-word="false" style:writing-mode="rl-tb"/>
      <style:text-properties fo:font-size="14pt" fo:font-weight="bold" style:font-size-asian="14pt" style:font-weight-asian="bold" style:font-size-complex="20pt" style:font-style-complex="italic" style:font-weight-complex="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line-height="150%" fo:text-align="end" style:justify-single-word="false" fo:text-indent="0in" style:auto-text-indent="false" style:writing-mode="rl-tb">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align="end" style:justify-single-word="false" fo:text-indent="0in" style:auto-text-indent="false" style:writing-mode="rl-tb">
        <style:tab-stops>
          <style:tab-stop style:position="6.3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line-height="150%" fo:text-align="end" style:justify-single-word="false" fo:text-indent="0in" style:auto-text-indent="false" style:page-number="auto" style:writing-mode="rl-tb">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6pt"/>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fo:padding="0in" fo:border-left="none" fo:border-right="none" fo:border-top="none" fo:border-bottom="0.0008in solid #000000" style:shadow="none" style:writing-mode="rl-tb">
        <style:tab-stops>
          <style:tab-stop style:position="6.6929in" style:type="right"/>
        </style:tab-stops>
      </style:paragraph-properties>
      <style:text-properties fo:font-size="16pt" style:font-size-asian="16pt" style:font-size-complex="16pt"/>
    </style:style>
    <style:style style:name="MT1" style:family="text">
      <style:text-properties style:language-complex="ar" style:country-complex="SA"/>
    </style:style>
    <style:page-layout style:name="Mpm1" style:page-usage="mirrored">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chapter text:display="name" text:outline-level="2">الفهرس</text:chapter></text:span><text:span text:style-name="MT1"><text:tab/></text:span><text:page-number text:select-page="current">35</text:page-number></text:p>
      </style:header>
      <style:header-left>
        <text:p text:style-name="MP1"><text:span text:style-name="MT1"><text:page-number text:select-page="current">34</text:page-number></text:span><text:span text:style-name="MT1"><text:tab/></text:span><text:span text:style-name="MT1"><text:chapter text:display="name" text:outline-level="2">الفهرس</text:chapter></text:span></text:p>
      </style:head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7T11:44:15.30</meta:creation-date>
    <dc:date>2017-04-21T08:06:58.07</dc:date>
    <meta:editing-duration>P1DT1H3M47S</meta:editing-duration>
    <meta:editing-cycles>18</meta:editing-cycles>
    <meta:generator>OpenOffice/4.1.3$Win32 OpenOffice.org_project/413m1$Build-9783</meta:generator>
    <meta:document-statistic meta:table-count="0" meta:image-count="0" meta:object-count="0" meta:page-count="35" meta:paragraph-count="92" meta:word-count="511" meta:character-count="2836"/>
  </office:meta>
</office:document-meta>
</file>